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table:formula="of:=CONCATENATE([.E12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2]; &quot;s {$&quot;; [.E12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7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7]; &quot;leaf&quot;; &quot;leaves&quot;); &quot; {$&quot;; [.E17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9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29]; &quot;s {$&quot;; [.E29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SUBSTITUTE(SUBSTITUTE([.E30]; &quot;PO:&quot;; &quot;&quot;); &quot;'&quot;; &quot;&quot;); &quot; presence&quot;)" office:value-type="string" office:string-value="reproductive bud presence" calcext:value-type="string">
            <text:p>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reproductive bud'</text:p>
          </table:table-cell>
          <table:table-cell table:style-name="ce7" table:formula="of:=CONCATENATE(&quot;A {plant phenological trait} that is measured by the number of &quot;; SUBSTITUTE(SUBSTITUTE([.E30]; &quot;PO:&quot;; &quot;&quot;); &quot;'&quot;; &quot;&quot;); &quot;s {$&quot;; [.E30]; &quot;} on a {whole plant}.&quot;)" office:value-type="string" office:string-value="A {plant phenological trait} that is measured by the number of reproductive buds {$PO:'reproductive bud'} on a {whole plant}." calcext:value-type="string">
            <text:p>A {plant phenological trait} that is measured by the number of reproductive buds {$PO:'reproduc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[.E31]; &quot; presence&quot;)" office:value-type="string" office:string-value="dormant reproductive bud presence" calcext:value-type="string">
            <text:p>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reproductive bud</text:p>
          </table:table-cell>
          <table:table-cell table:style-name="ce7" table:formula="of:=CONCATENATE(&quot;A {plant phenological trait} that is measured by the number of &quot;; [.E31]; &quot;s {$&quot;; [.E31]; &quot;} on a {whole plant}.&quot;)" office:value-type="string" office:string-value="A {plant phenological trait} that is measured by the number of dormant reproductive buds {$dormant reproductive bud} on a {whole plant}." calcext:value-type="string">
            <text:p>A {plant phenological trait} that is measured by the number of dormant reproductive buds {$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[.E32]; &quot; presence&quot;)" office:value-type="string" office:string-value="non-dormant reproductive bud presence" calcext:value-type="string">
            <text:p>non-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</text:p>
          </table:table-cell>
          <table:table-cell table:style-name="ce7" table:formula="of:=CONCATENATE(&quot;A {plant phenological trait} that is measured by the number of &quot;; [.E32]; &quot;s {$&quot;; [.E32]; &quot;} on a {whole plant}.&quot;)" office:value-type="string" office:string-value="A {plant phenological trait} that is measured by the number of non-dormant reproductive buds {$non-dormant reproductive bud} on a {whole plant}." calcext:value-type="string">
            <text:p>A {plant phenological trait} that is measured by the number of non-dormant reproductive buds {$non-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swelling reproductive bud presence" calcext:value-type="string">
            <text:p>swell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reproductive bud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swelling reproductive buds {$swelling reproductive bud} on a {whole plant}." calcext:value-type="string">
            <text:p>A {plant phenological trait} that is measured by the number of swelling reproductive buds {$swell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breaking reproductive bud presence" calcext:value-type="string">
            <text:p>break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reproductive bu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breaking reproductive buds {$breaking reproductive bud} on a {whole plant}." calcext:value-type="string">
            <text:p>A {plant phenological trait} that is measured by the number of breaking reproductive buds {$break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SUBSTITUTE(SUBSTITUTE([.E35]; &quot;PO:&quot;; &quot;&quot;); &quot;'&quot;; &quot;&quot;); &quot; presence&quot;)" office:value-type="string" office:string-value="flower bud presence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&quot;; SUBSTITUTE(SUBSTITUTE([.E35]; &quot;PO:&quot;; &quot;&quot;); &quot;'&quot;; &quot;&quot;); &quot;s {$&quot;; [.E35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SUBSTITUTE(SUBSTITUTE([.E36]; &quot;PO:&quot;; &quot;&quot;); &quot;'&quot;; &quot;&quot;); &quot; presence&quot;)" office:value-type="string" office:string-value="inflorescence bud presence" calcext:value-type="string">
            <text:p>inflorescenc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 bud'</text:p>
          </table:table-cell>
          <table:table-cell table:style-name="ce7" table:formula="of:=CONCATENATE(&quot;A {plant phenological trait} that is measured by the number of &quot;; SUBSTITUTE(SUBSTITUTE([.E36]; &quot;PO:&quot;; &quot;&quot;); &quot;'&quot;; &quot;&quot;); &quot;s {$&quot;; [.E36]; &quot;} on a {whole plant}.&quot;)" office:value-type="string" office:string-value="A {plant phenological trait} that is measured by the number of inflorescence buds {$PO:'inflorescence bud'} on a {whole plant}." calcext:value-type="string">
            <text:p>A {plant phenological trait} that is measured by the number of inflorescence buds {$PO:'inflorescenc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[.E37]; &quot; presence&quot;)" office:value-type="string" office:string-value="non-dormant reproductive bud or fresh flower presence" calcext:value-type="string">
            <text:p>non-dormant reproductive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 or fresh flower</text:p>
          </table:table-cell>
          <table:table-cell table:style-name="ce7" table:formula="of:=CONCATENATE(&quot;A {plant phenological trait} that is measured by the number of &quot;; [.E37]; &quot;s {$&quot;; [.E37]; &quot;} on a {whole plant}.&quot;)" office:value-type="string" office:string-value="A {plant phenological trait} that is measured by the number of non-dormant reproductive bud or fresh flowers {$non-dormant reproductive bud or fresh flower} on a {whole plant}." calcext:value-type="string">
            <text:p>A {plant phenological trait} that is measured by the number of non-dormant reproductive bud or fresh flowers {$non-dormant reproductive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SUBSTITUTE(SUBSTITUTE([.E38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8]; &quot;PO:&quot;; &quot;&quot;); &quot;'&quot;; &quot;&quot;); &quot;s {$&quot;; [.E38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[.E39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39]; &quot;s {$&quot;; [.E39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flower heads {$&quot;; [.E40]; &quot;} on a {whole plant}.&quot;)" office:value-type="string" office:string-value="A {plant phenological trait} that is measured by the number of flower heads {$PO:'inflorescence'} on a {whole plant}." calcext:value-type="string">
            <text:p>A {plant phenological trait} that is measured by the number of flower head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[.E41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41]; &quot;s {$&quot;; [.E41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42]; &quot;s {$&quot;; [.E42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3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SUBSTITUTE(SUBSTITUTE([.E45]; &quot;PO:&quot;; &quot;&quot;); &quot;'&quot;; &quot;&quot;); &quot; presence&quot;)" office:value-type="string" office:string-value="fruit presence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ruit'</text:p>
          </table:table-cell>
          <table:table-cell table:style-name="ce7" table:formula="of:=CONCATENATE(&quot;A {plant phenological trait} that is measured by the number of &quot;; SUBSTITUTE(SUBSTITUTE([.E45]; &quot;PO:&quot;; &quot;&quot;); &quot;'&quot;; &quot;&quot;); &quot;s {$&quot;; [.E45]; &quot;} on a {whole plant}.&quot;)" office:value-type="string" office:string-value="A {plant phenological trait} that is measured by the number of fruits {$PO:'fruit'} on a {whole plant}." calcext:value-type="string">
            <text:p>A {plant phenological trait} that is measured by the number of fruits {$PO:'fruit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46]; &quot;s {$&quot;; [.E46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7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47]; &quot;s {$&quot;; [.E47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1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table:formula="of:=CONCATENATE([.E52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2]; &quot;s {$&quot;; [.E52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table:formula="of:=CONCATENATE([.E53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53]; &quot;s {$&quot;; [.E53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table:formula="of:=CONCATENATE([.E54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54]; &quot;s {$&quot;; [.E54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55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6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56]; &quot;s {$&quot;; [.E56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table:formula="of:=CONCATENATE([.E57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57]; &quot;s {$&quot;; [.E57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table:formula="of:=CONCATENATE([.E58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58]; &quot;s {$&quot;; [.E58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table:formula="of:=CONCATENATE([.E59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59]; &quot;s {$&quot;; [.E59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1" table:number-rows-repeated="3">
          <table:table-cell table:number-columns-repeated="11"/>
        </table:table-row>
        <table:table-row table:style-name="ro11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1" table:number-rows-repeated="1048506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53134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6:24:32.285161988</dc:date>
    <dc:creator>Brian </dc:creator>
    <meta:editing-duration>P33DT13H41M10S</meta:editing-duration>
    <meta:editing-cycles>152</meta:editing-cycles>
    <meta:generator>LibreOffice/5.1.4.2$Linux_X86_64 LibreOffice_project/10m0$Build-2</meta:generator>
    <meta:document-statistic meta:table-count="1" meta:cell-count="406" meta:object-count="0"/>
  </office:meta>
</office:document-meta>
</file>